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automatic-styles>
    <style:style style:name="P1" style:family="paragraph" style:parent-style-name="Standard">
      <style:text-properties officeooo:rsid="000e7cc0" officeooo:paragraph-rsid="000e7cc0"/>
    </style:style>
    <style:style style:name="P2" style:family="paragraph" style:parent-style-name="Text_20_body">
      <style:text-properties officeooo:rsid="000e7cc0" officeooo:paragraph-rsid="000e7cc0"/>
    </style:style>
    <style:style style:name="P3" style:family="paragraph" style:parent-style-name="Standard">
      <style:paragraph-properties fo:text-align="justify" style:justify-single-word="false"/>
      <style:text-properties officeooo:rsid="000e7cc0" officeooo:paragraph-rsid="000e7cc0"/>
    </style:style>
    <style:style style:name="P4" style:family="paragraph" style:parent-style-name="Text_20_body">
      <style:text-properties officeooo:rsid="000e7cc0" officeooo:paragraph-rsid="0011dd78"/>
    </style:style>
    <style:style style:name="P5" style:family="paragraph" style:parent-style-name="Text_20_body">
      <style:text-properties officeooo:rsid="000e7cc0" officeooo:paragraph-rsid="001b0f3c"/>
    </style:style>
    <style:style style:name="P6" style:family="paragraph" style:parent-style-name="Text_20_body">
      <style:text-properties officeooo:rsid="000e7cc0" officeooo:paragraph-rsid="001c788f"/>
    </style:style>
    <style:style style:name="P7" style:family="paragraph" style:parent-style-name="Text_20_body">
      <style:text-properties officeooo:rsid="0012eeb1" officeooo:paragraph-rsid="0012eeb1"/>
    </style:style>
    <style:style style:name="P8" style:family="paragraph" style:parent-style-name="Standard">
      <style:text-properties fo:font-size="14pt" officeooo:rsid="000e7cc0" officeooo:paragraph-rsid="000e7cc0" style:font-size-asian="14pt" style:font-size-complex="14pt"/>
    </style:style>
    <style:style style:name="P9" style:family="paragraph" style:parent-style-name="Text_20_body">
      <style:text-properties officeooo:rsid="001e525c" officeooo:paragraph-rsid="001e525c"/>
    </style:style>
    <style:style style:name="P10" style:family="paragraph" style:parent-style-name="Standard">
      <style:paragraph-properties fo:text-align="justify" style:justify-single-word="false"/>
      <style:text-properties officeooo:rsid="000e7cc0" officeooo:paragraph-rsid="002ef94e"/>
    </style:style>
    <style:style style:name="P11" style:family="paragraph" style:parent-style-name="Heading_20_2">
      <style:text-properties officeooo:rsid="002cebf7" officeooo:paragraph-rsid="002cebf7"/>
    </style:style>
    <style:style style:name="P12" style:family="paragraph" style:parent-style-name="Heading_20_3">
      <style:text-properties officeooo:rsid="000e7cc0" officeooo:paragraph-rsid="000e7cc0"/>
    </style:style>
    <style:style style:name="P13" style:family="paragraph" style:parent-style-name="Heading_20_3">
      <style:paragraph-properties fo:break-before="page"/>
      <style:text-properties officeooo:rsid="000e7cc0" officeooo:paragraph-rsid="000e7cc0"/>
    </style:style>
    <style:style style:name="P14" style:family="paragraph" style:parent-style-name="Heading_20_3">
      <style:text-properties officeooo:rsid="0012eeb1" officeooo:paragraph-rsid="0012eeb1"/>
    </style:style>
    <style:style style:name="P15" style:family="paragraph" style:parent-style-name="Heading_20_3" style:list-style-name="">
      <style:text-properties officeooo:rsid="001e525c" officeooo:paragraph-rsid="001e525c"/>
    </style:style>
    <style:style style:name="P16" style:family="paragraph" style:parent-style-name="Heading_20_3">
      <style:paragraph-properties fo:break-before="page"/>
      <style:text-properties officeooo:rsid="001e525c" officeooo:paragraph-rsid="001e525c"/>
    </style:style>
    <style:style style:name="P17" style:family="paragraph" style:parent-style-name="Heading_20_3">
      <style:text-properties officeooo:rsid="002126f4" officeooo:paragraph-rsid="002126f4"/>
    </style:style>
    <style:style style:name="P18" style:family="paragraph" style:parent-style-name="Heading_20_3">
      <style:paragraph-properties fo:break-before="page"/>
      <style:text-properties officeooo:rsid="0021dc3d" officeooo:paragraph-rsid="0021dc3d"/>
    </style:style>
    <style:style style:name="P19" style:family="paragraph" style:parent-style-name="Heading_20_3">
      <style:text-properties officeooo:rsid="00227dae" officeooo:paragraph-rsid="00227dae"/>
    </style:style>
    <style:style style:name="P20" style:family="paragraph" style:parent-style-name="Heading_20_3" style:list-style-name="">
      <style:text-properties officeooo:rsid="00227dae" officeooo:paragraph-rsid="002384b3"/>
    </style:style>
    <style:style style:name="P21" style:family="paragraph" style:parent-style-name="Heading_20_3">
      <style:paragraph-properties fo:break-before="page"/>
      <style:text-properties officeooo:rsid="002384b3" officeooo:paragraph-rsid="002384b3"/>
    </style:style>
    <style:style style:name="P22" style:family="paragraph" style:parent-style-name="Heading_20_3">
      <style:text-properties officeooo:rsid="0025282f" officeooo:paragraph-rsid="0025282f"/>
    </style:style>
    <style:style style:name="P23" style:family="paragraph" style:parent-style-name="Heading_20_3">
      <style:paragraph-properties fo:break-before="page"/>
      <style:text-properties officeooo:rsid="0028a404" officeooo:paragraph-rsid="0028a404"/>
    </style:style>
    <style:style style:name="P24" style:family="paragraph" style:parent-style-name="Heading_20_3">
      <style:text-properties officeooo:rsid="0028a404" officeooo:paragraph-rsid="0028a404"/>
    </style:style>
    <style:style style:name="P25" style:family="paragraph" style:parent-style-name="Heading_20_3">
      <style:paragraph-properties fo:break-before="page"/>
      <style:text-properties officeooo:rsid="0029d0f2" officeooo:paragraph-rsid="0029d0f2"/>
    </style:style>
    <style:style style:name="P26" style:family="paragraph" style:parent-style-name="Heading_20_4">
      <style:text-properties officeooo:rsid="000e7cc0" officeooo:paragraph-rsid="000e7cc0"/>
    </style:style>
    <style:style style:name="P27" style:family="paragraph" style:parent-style-name="Heading_20_4">
      <style:text-properties officeooo:rsid="000e7cc0" officeooo:paragraph-rsid="0021dc3d"/>
    </style:style>
    <style:style style:name="P28" style:family="paragraph" style:parent-style-name="Heading_20_4">
      <style:text-properties officeooo:rsid="000e7cc0" officeooo:paragraph-rsid="00227dae"/>
    </style:style>
    <style:style style:name="P29" style:family="paragraph" style:parent-style-name="Heading_20_4">
      <style:text-properties officeooo:rsid="000e7cc0" officeooo:paragraph-rsid="002384b3"/>
    </style:style>
    <style:style style:name="P30" style:family="paragraph" style:parent-style-name="Heading_20_4">
      <style:text-properties officeooo:rsid="000e7cc0" officeooo:paragraph-rsid="00283900"/>
    </style:style>
    <style:style style:name="P31" style:family="paragraph" style:parent-style-name="Heading_20_4">
      <style:text-properties officeooo:rsid="000e7cc0" officeooo:paragraph-rsid="0028a404"/>
    </style:style>
    <style:style style:name="P32" style:family="paragraph" style:parent-style-name="Heading_20_4">
      <style:text-properties officeooo:rsid="000e7cc0" officeooo:paragraph-rsid="0029d0f2"/>
    </style:style>
    <style:style style:name="P33" style:family="paragraph" style:parent-style-name="Heading_20_4">
      <style:text-properties officeooo:rsid="0011dd78" officeooo:paragraph-rsid="0011dd78"/>
    </style:style>
    <style:style style:name="P34" style:family="paragraph" style:parent-style-name="Heading_20_4">
      <style:text-properties officeooo:rsid="0011dd78" officeooo:paragraph-rsid="001c788f"/>
    </style:style>
    <style:style style:name="P35" style:family="paragraph" style:parent-style-name="Heading_20_4">
      <style:text-properties officeooo:rsid="001372fc" officeooo:paragraph-rsid="001372fc"/>
    </style:style>
    <style:style style:name="P36" style:family="paragraph" style:parent-style-name="Heading_20_4">
      <style:text-properties officeooo:rsid="001372fc" officeooo:paragraph-rsid="001e525c"/>
    </style:style>
    <style:style style:name="P37" style:family="paragraph" style:parent-style-name="Heading_20_4">
      <style:text-properties officeooo:rsid="001372fc" officeooo:paragraph-rsid="0021dc3d"/>
    </style:style>
    <style:style style:name="P38" style:family="paragraph" style:parent-style-name="Heading_20_4">
      <style:text-properties officeooo:rsid="002126f4" officeooo:paragraph-rsid="002126f4"/>
    </style:style>
    <style:style style:name="P39" style:family="paragraph" style:parent-style-name="Heading_20_4">
      <style:text-properties officeooo:rsid="0021dc3d" officeooo:paragraph-rsid="0021dc3d"/>
    </style:style>
    <style:style style:name="P40" style:family="paragraph" style:parent-style-name="Text_20_body" style:list-style-name="L1">
      <style:text-properties officeooo:paragraph-rsid="000e7cc0"/>
    </style:style>
    <style:style style:name="P41" style:family="paragraph" style:parent-style-name="Text_20_body" style:list-style-name="L1">
      <style:text-properties officeooo:paragraph-rsid="001c788f"/>
    </style:style>
    <style:style style:name="P42" style:family="paragraph" style:parent-style-name="Text_20_body" style:list-style-name="L1">
      <style:text-properties officeooo:paragraph-rsid="0021dc3d"/>
    </style:style>
    <style:style style:name="P43" style:family="paragraph" style:parent-style-name="Text_20_body" style:list-style-name="L1">
      <style:text-properties officeooo:paragraph-rsid="00227dae"/>
    </style:style>
    <style:style style:name="P44" style:family="paragraph" style:parent-style-name="Text_20_body" style:list-style-name="L1">
      <style:text-properties officeooo:paragraph-rsid="002384b3"/>
    </style:style>
    <style:style style:name="P45" style:family="paragraph" style:parent-style-name="Text_20_body" style:list-style-name="L1">
      <style:text-properties officeooo:paragraph-rsid="00283900"/>
    </style:style>
    <style:style style:name="P46" style:family="paragraph" style:parent-style-name="Text_20_body" style:list-style-name="L1">
      <style:text-properties officeooo:paragraph-rsid="0028a404"/>
    </style:style>
    <style:style style:name="P47" style:family="paragraph" style:parent-style-name="Text_20_body" style:list-style-name="L1">
      <style:text-properties officeooo:paragraph-rsid="0029d0f2"/>
    </style:style>
    <style:style style:name="P48" style:family="paragraph" style:parent-style-name="Text_20_body" style:list-style-name="L1">
      <style:text-properties officeooo:rsid="001b0f3c" officeooo:paragraph-rsid="001b0f3c"/>
    </style:style>
    <style:style style:name="P49" style:family="paragraph" style:parent-style-name="Text_20_body" style:list-style-name="L3">
      <style:text-properties officeooo:rsid="001b0f3c" officeooo:paragraph-rsid="001c788f"/>
    </style:style>
    <style:style style:name="P50" style:family="paragraph" style:parent-style-name="Text_20_body" style:list-style-name="L1">
      <style:text-properties officeooo:rsid="001a0702" officeooo:paragraph-rsid="001a0702"/>
    </style:style>
    <style:style style:name="P51" style:family="paragraph" style:parent-style-name="Text_20_body" style:list-style-name="L1">
      <style:text-properties officeooo:rsid="001a0702" officeooo:paragraph-rsid="0021dc3d"/>
    </style:style>
    <style:style style:name="P52" style:family="paragraph" style:parent-style-name="Text_20_body" style:list-style-name="L1">
      <style:text-properties officeooo:rsid="001a0702" officeooo:paragraph-rsid="00227dae"/>
    </style:style>
    <style:style style:name="P53" style:family="paragraph" style:parent-style-name="Text_20_body" style:list-style-name="L1">
      <style:text-properties officeooo:rsid="001a0702" officeooo:paragraph-rsid="002384b3"/>
    </style:style>
    <style:style style:name="P54" style:family="paragraph" style:parent-style-name="Text_20_body" style:list-style-name="L1">
      <style:text-properties officeooo:rsid="001a0702" officeooo:paragraph-rsid="00283900"/>
    </style:style>
    <style:style style:name="P55" style:family="paragraph" style:parent-style-name="Text_20_body" style:list-style-name="L1">
      <style:text-properties officeooo:rsid="001a0702" officeooo:paragraph-rsid="0028a404"/>
    </style:style>
    <style:style style:name="P56" style:family="paragraph" style:parent-style-name="Text_20_body" style:list-style-name="L1">
      <style:text-properties officeooo:rsid="001a0702" officeooo:paragraph-rsid="0029d0f2"/>
    </style:style>
    <style:style style:name="P57" style:family="paragraph" style:parent-style-name="Text_20_body" style:list-style-name="L3">
      <style:text-properties officeooo:rsid="001a0702" officeooo:paragraph-rsid="001c788f"/>
    </style:style>
    <style:style style:name="P58" style:family="paragraph" style:parent-style-name="Text_20_body" style:list-style-name="L3">
      <style:text-properties officeooo:rsid="001a0702" officeooo:paragraph-rsid="001e525c"/>
    </style:style>
    <style:style style:name="P59" style:family="paragraph" style:parent-style-name="Text_20_body" style:list-style-name="L2">
      <style:text-properties officeooo:paragraph-rsid="000e7cc0"/>
    </style:style>
    <style:style style:name="P60" style:family="paragraph" style:parent-style-name="Text_20_body" style:list-style-name="L2">
      <style:text-properties officeooo:rsid="000e7cc0" officeooo:paragraph-rsid="000e7cc0"/>
    </style:style>
    <style:style style:name="P61" style:family="paragraph" style:parent-style-name="Text_20_body">
      <style:text-properties officeooo:rsid="000e7cc0" officeooo:paragraph-rsid="00227dae"/>
    </style:style>
    <style:style style:name="P62" style:family="paragraph" style:parent-style-name="Text_20_body">
      <style:text-properties officeooo:rsid="000e7cc0" officeooo:paragraph-rsid="002384b3"/>
    </style:style>
    <style:style style:name="P63" style:family="paragraph" style:parent-style-name="Text_20_body">
      <style:text-properties officeooo:rsid="000e7cc0" officeooo:paragraph-rsid="00283900"/>
    </style:style>
    <style:style style:name="P64" style:family="paragraph" style:parent-style-name="Text_20_body">
      <style:text-properties officeooo:rsid="000e7cc0" officeooo:paragraph-rsid="0028a404"/>
    </style:style>
    <style:style style:name="P65" style:family="paragraph" style:parent-style-name="Text_20_body">
      <style:text-properties officeooo:rsid="000e7cc0" officeooo:paragraph-rsid="0029d0f2"/>
    </style:style>
    <style:style style:name="P66" style:family="paragraph" style:parent-style-name="Text_20_body" style:list-style-name="L3">
      <style:text-properties officeooo:paragraph-rsid="0014f843"/>
    </style:style>
    <style:style style:name="P67" style:family="paragraph" style:parent-style-name="Text_20_body" style:list-style-name="L3">
      <style:text-properties officeooo:paragraph-rsid="001f30e8"/>
    </style:style>
    <style:style style:name="P68" style:family="paragraph" style:parent-style-name="Text_20_body" style:list-style-name="L3">
      <style:text-properties officeooo:paragraph-rsid="001c788f"/>
    </style:style>
    <style:style style:name="P69" style:family="paragraph" style:parent-style-name="Text_20_body" style:list-style-name="L3">
      <style:text-properties officeooo:paragraph-rsid="001e525c"/>
    </style:style>
    <style:style style:name="P70" style:family="paragraph" style:parent-style-name="Text_20_body">
      <style:text-properties officeooo:rsid="002126f4" officeooo:paragraph-rsid="002126f4"/>
    </style:style>
    <style:style style:name="P71" style:family="paragraph" style:parent-style-name="Text_20_body">
      <style:text-properties officeooo:paragraph-rsid="002126f4"/>
    </style:style>
    <style:style style:name="P72" style:family="paragraph" style:parent-style-name="Text_20_body" style:list-style-name="L4">
      <style:text-properties officeooo:rsid="0021dc3d" officeooo:paragraph-rsid="0021dc3d"/>
    </style:style>
    <style:style style:name="P73" style:family="paragraph" style:parent-style-name="Text_20_body">
      <style:text-properties officeooo:rsid="0021dc3d" officeooo:paragraph-rsid="0021dc3d"/>
    </style:style>
    <style:style style:name="P74" style:family="paragraph" style:parent-style-name="Text_20_body">
      <style:text-properties officeooo:rsid="0021dc3d" officeooo:paragraph-rsid="00227dae"/>
    </style:style>
    <style:style style:name="P75" style:family="paragraph" style:parent-style-name="Text_20_body">
      <style:text-properties officeooo:rsid="0021dc3d" officeooo:paragraph-rsid="002384b3"/>
    </style:style>
    <style:style style:name="P76" style:family="paragraph" style:parent-style-name="Text_20_body">
      <style:text-properties officeooo:rsid="0025282f" officeooo:paragraph-rsid="0025282f"/>
    </style:style>
    <style:style style:name="P77" style:family="paragraph" style:parent-style-name="Text_20_body">
      <style:text-properties officeooo:rsid="0025282f" officeooo:paragraph-rsid="0028a404"/>
    </style:style>
    <style:style style:name="P78" style:family="paragraph" style:parent-style-name="Text_20_body">
      <style:text-properties officeooo:rsid="0025282f" officeooo:paragraph-rsid="0029d0f2"/>
    </style:style>
    <style:style style:name="P79" style:family="paragraph" style:parent-style-name="Text_20_body" style:list-style-name="L1">
      <style:text-properties officeooo:rsid="0028a404" officeooo:paragraph-rsid="0028a404"/>
    </style:style>
    <style:style style:name="P80" style:family="paragraph" style:parent-style-name="Text_20_body">
      <style:text-properties officeooo:rsid="002cebf7" officeooo:paragraph-rsid="002cebf7"/>
    </style:style>
    <style:style style:name="P81" style:family="paragraph" style:parent-style-name="Text_20_body">
      <style:text-properties officeooo:rsid="00316635" officeooo:paragraph-rsid="00316635"/>
    </style:style>
    <style:style style:name="T1" style:family="text">
      <style:text-properties officeooo:rsid="000e7cc0"/>
    </style:style>
    <style:style style:name="T2" style:family="text">
      <style:text-properties fo:color="#008000" loext:opacity="100%" style:text-line-through-style="none" style:text-line-through-type="none" fo:font-size="14pt" style:text-underline-style="none" style:font-size-asian="14pt" style:font-size-complex="14pt"/>
    </style:style>
    <style:style style:name="T3" style:family="text">
      <style:text-properties fo:color="#000000" loext:opacity="100%" style:text-line-through-style="none" style:text-line-through-type="none" fo:font-size="14pt" style:text-underline-style="none" style:font-size-asian="14pt" style:font-size-complex="14pt"/>
    </style:style>
    <style:style style:name="T4" style:family="text">
      <style:text-properties fo:color="#00a933" loext:opacity="100%" style:text-line-through-style="none" style:text-line-through-type="none" fo:font-size="14pt" style:text-underline-style="none" style:font-size-asian="14pt" style:font-size-complex="14pt"/>
    </style:style>
    <style:style style:name="T5" style:family="text">
      <style:text-properties fo:color="#00a933" loext:opacity="100%" style:text-line-through-style="none" style:text-line-through-type="none" fo:font-size="14pt" style:text-underline-style="none" officeooo:rsid="001afe3b" style:font-size-asian="14pt" style:font-size-complex="14pt"/>
    </style:style>
    <style:style style:name="T6" style:family="text">
      <style:text-properties fo:color="#00a933" loext:opacity="100%" style:text-line-through-style="none" style:text-line-through-type="none" fo:font-size="14pt" style:text-underline-style="none" officeooo:rsid="002ef94e" style:font-size-asian="14pt" style:font-size-complex="14pt"/>
    </style:style>
    <style:style style:name="T7" style:family="text">
      <style:text-properties fo:color="#00a933" loext:opacity="100%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use-window-font-color="true" loext:opacity="0%" style:text-line-through-style="none" style:text-line-through-type="none" fo:font-size="14pt" style:text-underline-style="none" style:font-size-asian="14pt" style:font-size-complex="14pt"/>
    </style:style>
    <style:style style:name="T9" style:family="text">
      <style:text-properties style:use-window-font-color="true" loext:opacity="0%" style:text-line-through-style="none" style:text-line-through-type="none" fo:font-size="14pt" style:text-underline-style="none" officeooo:rsid="002ef94e" style:font-size-asian="14pt" style:font-size-complex="14pt"/>
    </style:style>
    <style:style style:name="T10" style:family="text">
      <style:text-properties officeooo:rsid="00104983"/>
    </style:style>
    <style:style style:name="T11" style:family="text">
      <style:text-properties officeooo:rsid="0011dd78"/>
    </style:style>
    <style:style style:name="T12" style:family="text">
      <style:text-properties officeooo:rsid="0014f843"/>
    </style:style>
    <style:style style:name="T13" style:family="text">
      <style:text-properties officeooo:rsid="001820ba"/>
    </style:style>
    <style:style style:name="T14" style:family="text">
      <style:text-properties officeooo:rsid="001b0f3c"/>
    </style:style>
    <style:style style:name="T15" style:family="text">
      <style:text-properties officeooo:rsid="001c788f"/>
    </style:style>
    <style:style style:name="T16" style:family="text">
      <style:text-properties officeooo:rsid="001e525c"/>
    </style:style>
    <style:style style:name="T17" style:family="text">
      <style:text-properties officeooo:rsid="00210c71"/>
    </style:style>
    <style:style style:name="T18" style:family="text">
      <style:text-properties officeooo:rsid="002126f4"/>
    </style:style>
    <style:style style:name="T19" style:family="text">
      <style:text-properties officeooo:rsid="00227dae"/>
    </style:style>
    <style:style style:name="T20" style:family="text">
      <style:text-properties officeooo:rsid="002384b3"/>
    </style:style>
    <style:style style:name="T21" style:family="text">
      <style:text-properties officeooo:rsid="0026f824"/>
    </style:style>
    <style:style style:name="T22" style:family="text">
      <style:text-properties officeooo:rsid="0027f5e9"/>
    </style:style>
    <style:style style:name="T23" style:family="text">
      <style:text-properties officeooo:rsid="00283900"/>
    </style:style>
    <style:style style:name="T24" style:family="text">
      <style:text-properties officeooo:rsid="0028a404"/>
    </style:style>
    <style:style style:name="T25" style:family="text">
      <style:text-properties officeooo:rsid="0029d0f2"/>
    </style:style>
    <style:style style:name="T26" style:family="text">
      <style:text-properties officeooo:rsid="002b3de9"/>
    </style:style>
    <style:style style:name="T27" style:family="text">
      <style:text-properties officeooo:rsid="0031827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 Galvão Abbott</text:h>
      <text:p text:style-name="P8">Senior Software Engineer &amp;&amp; Tech Lead</text:p>
      <text:p text:style-name="P1"><text:a xlink:type="simple" xlink:href="http://galvao.eti.br/" text:style-name="Internet_20_link" text:visited-style-name="Visited_20_Internet_20_Link"/></text:p>
      <text:p text:style-name="P3"><text:a xlink:type="simple" xlink:href="http://www.galvao.eti.br/" text:style-name="Internet_20_link" text:visited-style-name="Visited_20_Internet_20_Link"><text:span text:style-name="T5">www.galvao.eti.br</text:span></text:a><text:span text:style-name="T2"> <text:s text:c="7"/></text:span><text:span text:style-name="T3">| <text:s text:c="4"/></text:span><text:span text:style-name="T2"><text:s/></text:span><text:a xlink:type="simple" xlink:href="https://linkedin.com/in/galvao" text:style-name="Internet_20_link" text:visited-style-name="Visited_20_Internet_20_Link"><text:span text:style-name="T4">linkedin.com/in/galvao</text:span></text:a><text:span text:style-name="T2"> <text:s text:c="5"/></text:span><text:span text:style-name="T3">| <text:s text:c="4"/></text:span><text:span text:style-name="T2"><text:s/></text:span><text:a xlink:type="simple" xlink:href="https://github.com/galvao" text:style-name="Internet_20_link" text:visited-style-name="Visited_20_Internet_20_Link"><text:span text:style-name="T4">github.com/galvao</text:span></text:a></text:p>
      <text:p text:style-name="P10"><text:a xlink:type="simple" xlink:href="mailto:galvao@galvao.eti.br" text:style-name="Internet_20_link" text:visited-style-name="Visited_20_Internet_20_Link"><text:span text:style-name="T7">galvao@galvao.eti.br</text:span></text:a><text:span text:style-name="T4"> <text:s/></text:span><text:span text:style-name="T8">| <text:s text:c="5"/>+55 51 9-9743-6505 <text:s text:c="13"/></text:span><text:span text:style-name="T9">| <text:s text:c="4"/></text:span><text:span text:style-name="T8"><text:s/></text:span><text:a xlink:type="simple" xlink:href="https://github.com/galvao-eti" text:style-name="Internet_20_link" text:visited-style-name="Visited_20_Internet_20_Link"><text:span text:style-name="T4">github.com/galvao-</text:span><text:span text:style-name="T6">eti</text:span></text:a></text:p>
      <text:p text:style-name="P3"><text:span text:style-name="T8"/></text:p>
      <text:h text:style-name="P11" text:outline-level="2">Education</text:h>
      <text:p text:style-name="P80">College (Incomplete) – Social Communication (Advertising)<text:line-break/>PUC – RS</text:p>
      <text:p text:style-name="P81">Guest Post-Graduation Professor – UNOESC (SC), UNICESUMAR and UNIALFA (PR)</text:p>
      <text:p text:style-name="Horizontal_20_Line"/>
      <text:h text:style-name="Heading_20_2" text:outline-level="2">Professional Experience</text:h>
      <text:h text:style-name="P12" text:outline-level="3">AI Solutions</text:h>
      <text:p text:style-name="P2">Senior Software Engineer, Tech Lead PHP<text:line-break/>FEB/2023 – SEP/2023</text:p>
      <text:h text:style-name="P26" text:outline-level="4">Activities</text:h>
      <text:list xml:id="list3302691223" text:style-name="L1">
        <text:list-item>
          <text:p text:style-name="P40">Define, document and design a <text:span text:style-name="T12">B</text:span>ranching <text:span text:style-name="T12">S</text:span>trategy for the entire company;</text:p>
        </text:list-item>
        <text:list-item>
          <text:p text:style-name="P40"><text:span text:style-name="T1">Writ</text:span><text:span text:style-name="T14">e</text:span><text:span text:style-name="T1"> and debug code</text:span> for the company’s software;</text:p>
        </text:list-item>
        <text:list-item>
          <text:p text:style-name="P40">Code Review and <text:span text:style-name="T14">suggestion of </text:span>improvements;</text:p>
        </text:list-item>
        <text:list-item>
          <text:p text:style-name="P48">Pull Request Management: Analysis, <text:span text:style-name="T15">Discussion, </text:span>Approval, Merge;</text:p>
        </text:list-item>
        <text:list-item>
          <text:p text:style-name="P40">Manag<text:span text:style-name="T15">e</text:span> Software Releases for the company and client’s <text:span text:style-name="T1">various </text:span>environments;</text:p>
        </text:list-item>
        <text:list-item>
          <text:p text:style-name="P41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40">Introduc<text:span text:style-name="T15">e</text:span> new components, <text:span text:style-name="T1">packages and libraries </text:span>to the team.</text:p>
        </text:list-item>
        <text:list-item>
          <text:p text:style-name="P50">Pair Programming and one-on-one calls with colleagues;</text:p>
        </text:list-item>
      </text:list>
      <text:h text:style-name="P26" text:outline-level="4">Technologies &amp; Skills</text:h>
      <text:p text:style-name="P2">Linux, <text:span text:style-name="T13">Shell, </text:span>Git, GitHub, Docker, Apache Guacamole, <text:span text:style-name="T11">JSON, </text:span>PHP, Laravel, SQL, PostgreSQL, <text:span text:style-name="T10">Jira, Confluence</text:span></text:p>
      <text:p text:style-name="P2"/>
      <text:h text:style-name="P13" text:outline-level="3">Vox Tecnologia</text:h>
      <text:p text:style-name="P2">Senior Programmer II<text:line-break/>APR/2022 – AUG/2022</text:p>
      <text:h text:style-name="P26" text:outline-level="4">Activities</text:h>
      <text:list text:style-name="L2">
        <text:list-item>
          <text:p text:style-name="P60">Analys<text:span text:style-name="T14">e</text:span> and adapt<text:span text:style-name="T14"> </text:span>SQL queries from Oracle to PostgreSQL;</text:p>
        </text:list-item>
        <text:list-item>
          <text:p text:style-name="P59">Writ<text:span text:style-name="T14">e</text:span> and debug code for the company’s software;</text:p>
        </text:list-item>
        <text:list-item>
          <text:p text:style-name="P59">Optimiz<text:span text:style-name="T14">e</text:span> <text:span text:style-name="T1">and improv</text:span><text:span text:style-name="T14">e</text:span><text:span text:style-name="T1"> </text:span>legacy source code;</text:p>
        </text:list-item>
      </text:list>
      <text:h text:style-name="P33" text:outline-level="4">Technologies &amp; Skills</text:h>
      <text:p text:style-name="P5">Linux, <text:span text:style-name="T13">Shell, </text:span>Git, <text:span text:style-name="T14">BitBucket</text:span>, Docker, <text:span text:style-name="T11">JSON, </text:span>PHP, Laravel, SQL, PostgreSQL, <text:span text:style-name="T10">Jira, Confluence</text:span></text:p>
      <text:p text:style-name="P4"/>
      <text:h text:style-name="P14" text:outline-level="3">UOL EdTech</text:h>
      <text:p text:style-name="P7">Project Manager<text:line-break/>MAY/2021 – MAR/2022</text:p>
      <text:h text:style-name="P35" text:outline-level="4">Activities</text:h>
      <text:list xml:id="list671607126" text:style-name="L3">
        <text:list-item>
          <text:p text:style-name="P66">Define, document and design a new <text:span text:style-name="T12">proposal of </text:span>architecture for the company’s systems with frequent consulting and later approval from all Tech Leads;</text:p>
        </text:list-item>
        <text:list-item>
          <text:p text:style-name="P66">Define, document and design a<text:span text:style-name="T12">n Anonymizing Application for compliance with LGPD (Brazil’s analogue of GDPR);</text:span></text:p>
        </text:list-item>
        <text:list-item>
          <text:p text:style-name="P67"><text:span text:style-name="T1">Writ</text:span><text:span text:style-name="T14">e</text:span><text:span text:style-name="T1"> and debug code</text:span> for the company’s software;</text:p>
        </text:list-item>
        <text:list-item>
          <text:p text:style-name="P68">Code Review and <text:span text:style-name="T14">suggestion of </text:span>improvements;</text:p>
        </text:list-item>
        <text:list-item>
          <text:p text:style-name="P49">Pull Request Management: Analysis, <text:span text:style-name="T15">Discussion, </text:span>Approval, Merge;</text:p>
        </text:list-item>
        <text:list-item>
          <text:p text:style-name="P66">Support developers and DevOps in issues related to the language.</text:p>
        </text:list-item>
        <text:list-item>
          <text:p text:style-name="P68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57">Pair Programming and one-on-one calls with colleagues.</text:p>
        </text:list-item>
      </text:list>
      <text:h text:style-name="P34" text:outline-level="4">Technologies &amp; Skills</text:h>
      <text:p text:style-name="P6">Linux, <text:span text:style-name="T13">Shell, </text:span>Git, <text:span text:style-name="T14">BitBucket</text:span>, Docker, <text:span text:style-name="T11">JSON, </text:span>PHP, Laravel, SQL, <text:span text:style-name="T16">My</text:span>SQL, <text:span text:style-name="T10">Jira, Confluence</text:span></text:p>
      <text:h text:style-name="P15" text:outline-level="3"/>
      <text:h text:style-name="P16" text:outline-level="3">Vivaweb</text:h>
      <text:p text:style-name="P9">Senior Programmer<text:line-break/><text:span text:style-name="T21">JUL</text:span>/2020 – <text:span text:style-name="T21">APR</text:span>/2021</text:p>
      <text:h text:style-name="P36" text:outline-level="4">Activities</text:h>
      <text:list text:continue-numbering="true" text:style-name="L3">
        <text:list-item>
          <text:p text:style-name="P69">Define, document and <text:span text:style-name="T16">develop a browser extension compatible with both Chrome and Firefox </text:span><text:span text:style-name="T17">for the product’s chat feature</text:span><text:span text:style-name="T16">;</text:span></text:p>
        </text:list-item>
        <text:list-item>
          <text:p text:style-name="P67"><text:span text:style-name="T1">Writ</text:span><text:span text:style-name="T14">e</text:span><text:span text:style-name="T1"> and debug code</text:span> for the company’s software;</text:p>
        </text:list-item>
        <text:list-item>
          <text:p text:style-name="P69">Code Review and <text:span text:style-name="T14">suggestion of </text:span>improvements;</text:p>
        </text:list-item>
        <text:list-item>
          <text:p text:style-name="P69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58">Pair Programming and one-on-one calls with colleagues.</text:p>
        </text:list-item>
      </text:list>
      <text:h text:style-name="P38" text:outline-level="4">Technologies &amp; Skills</text:h>
      <text:p text:style-name="P71">Linux, Shell, Git, BitBucket, Docker, <text:span text:style-name="T23">HTML, CSS, JavaScript,</text:span> JSON, PHP, <text:span text:style-name="T23">Zend Framework</text:span>, SQL, <text:span text:style-name="T18">PostgreSQL</text:span></text:p>
      <text:h text:style-name="P17" text:outline-level="3"><text:span text:style-name="T23">Several (</text:span>Freelance<text:span text:style-name="T23">)</text:span></text:h>
      <text:p text:style-name="P70">Freelance Developer, Instructor and Consultant<text:line-break/><text:span text:style-name="T22">AUG/</text:span>2011 – <text:span text:style-name="T22">JUN/</text:span>2020</text:p>
      <text:h text:style-name="P37" text:outline-level="4">Activities</text:h>
      <text:list text:style-name="L4">
        <text:list-item>
          <text:p text:style-name="P72">Web development for several clients;</text:p>
        </text:list-item>
        <text:list-item>
          <text:p text:style-name="P72">Consult in AppSec, perform semi-automated pentests, analyse results and craft reports;</text:p>
        </text:list-item>
        <text:list-item>
          <text:p text:style-name="P72">In-company training for companies all over Brasil, including, but not limited to: Banco da Amazonia (PA), USP (SP) and the Public Data Processing Companies for the states of MG, RS and SC.</text:p>
        </text:list-item>
      </text:list>
      <text:h text:style-name="P39" text:outline-level="4">Technologies &amp; Skills</text:h>
      <text:p text:style-name="P73">Linux, Shell, Git, GitHub, PHP, Zend Framework, OWASP Top 10, Zed Attack Proxy</text:p>
      <text:p text:style-name="P73"/>
      <text:h text:style-name="P18" text:outline-level="3">Dinamize</text:h>
      <text:p text:style-name="P73">Programmer<text:line-break/>JAN/2011 – JUL/2011</text:p>
      <text:h text:style-name="P27" text:outline-level="4">Activities</text:h>
      <text:list xml:id="list62307785201570" text:continue-list="list3302691223" text:style-name="L1">
        <text:list-item>
          <text:p text:style-name="P42"><text:span text:style-name="T1">Writ</text:span><text:span text:style-name="T14">e</text:span><text:span text:style-name="T1"> and debug code</text:span> for the company’s software;</text:p>
        </text:list-item>
        <text:list-item>
          <text:p text:style-name="P42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42">Introduc<text:span text:style-name="T15">e</text:span> new components, <text:span text:style-name="T1">packages and libraries </text:span>to the team.</text:p>
        </text:list-item>
        <text:list-item>
          <text:p text:style-name="P51">Pair Programming with colleagues;</text:p>
        </text:list-item>
      </text:list>
      <text:h text:style-name="P27" text:outline-level="4">Technologies &amp; Skills</text:h>
      <text:p text:style-name="P61">Linux, <text:span text:style-name="T13">Shell, </text:span>Apache <text:span text:style-name="T19">HTTPd</text:span>, <text:span text:style-name="T11">JSON, </text:span>PHP, <text:span text:style-name="T19">Zend Framework</text:span>, SQL, PostgreSQL</text:p>
      <text:h text:style-name="P19" text:outline-level="3">PROCERGS (outsourced by LNX Open)</text:h>
      <text:p text:style-name="P74">Programmer<text:line-break/>J<text:span text:style-name="T19">UL</text:span>/201<text:span text:style-name="T19">0</text:span> – <text:span text:style-name="T19">NOV</text:span>/201<text:span text:style-name="T19">0</text:span></text:p>
      <text:h text:style-name="P28" text:outline-level="4">Activities</text:h>
      <text:list xml:id="list62307881561815" text:continue-numbering="true" text:style-name="L1">
        <text:list-item>
          <text:p text:style-name="P43"><text:span text:style-name="T1">Writ</text:span><text:span text:style-name="T14">e</text:span><text:span text:style-name="T1"> and debug code</text:span> for the company’s software;</text:p>
        </text:list-item>
        <text:list-item>
          <text:p text:style-name="P43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43">Introduc<text:span text:style-name="T15">e</text:span> new components, <text:span text:style-name="T1">packages and libraries </text:span>to the team.</text:p>
        </text:list-item>
        <text:list-item>
          <text:p text:style-name="P52">Pair Programming with colleagues;</text:p>
        </text:list-item>
      </text:list>
      <text:h text:style-name="P28" text:outline-level="4">Technologies &amp; Skills</text:h>
      <text:p text:style-name="P61">Linux, <text:span text:style-name="T13">Shell, </text:span>Apache <text:span text:style-name="T19">HTTPd</text:span>, <text:span text:style-name="T11">JSON, </text:span>PHP, <text:span text:style-name="T19">Zend Framework</text:span>, SQL, PostgreSQL</text:p>
      <text:h text:style-name="P20" text:outline-level="3"/>
      <text:h text:style-name="P21" text:outline-level="3">HD Interactive, Inc.</text:h>
      <text:p text:style-name="P75">Programmer<text:line-break/><text:span text:style-name="T20">DE</text:span><text:span text:style-name="T27">C</text:span>/20<text:span text:style-name="T20">09</text:span> – <text:span text:style-name="T20">JUL</text:span>/201<text:span text:style-name="T19">0</text:span></text:p>
      <text:h text:style-name="P29" text:outline-level="4">Activities</text:h>
      <text:list xml:id="list62307540465568" text:continue-numbering="true" text:style-name="L1">
        <text:list-item>
          <text:p text:style-name="P44"><text:span text:style-name="T1">Writ</text:span><text:span text:style-name="T14">e</text:span><text:span text:style-name="T1"> and debug code</text:span> for the company’s software;</text:p>
        </text:list-item>
        <text:list-item>
          <text:p text:style-name="P44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44">Introduc<text:span text:style-name="T15">e</text:span> new components, <text:span text:style-name="T1">packages and libraries </text:span>to the team.</text:p>
        </text:list-item>
        <text:list-item>
          <text:p text:style-name="P53">Pair Programming with colleagues;</text:p>
        </text:list-item>
      </text:list>
      <text:h text:style-name="P29" text:outline-level="4">Technologies &amp; Skills</text:h>
      <text:p text:style-name="P62">Linux, <text:span text:style-name="T13">Shell, </text:span>Apache <text:span text:style-name="T19">HTTPd</text:span>, <text:span text:style-name="T11">JSON, </text:span>PHP, <text:span text:style-name="T19">Zend Framework</text:span>, SQL, PostgreSQL</text:p>
      <text:h text:style-name="P22" text:outline-level="3">Alert Logic, Inc.</text:h>
      <text:p text:style-name="P76">Programmer<text:line-break/>MAR/2007 – NOV/2007</text:p>
      <text:h text:style-name="P30" text:outline-level="4">Activities</text:h>
      <text:list xml:id="list62306696675501" text:continue-numbering="true" text:style-name="L1">
        <text:list-item>
          <text:p text:style-name="P45"><text:span text:style-name="T1">Writ</text:span><text:span text:style-name="T14">e</text:span><text:span text:style-name="T1"> and debug code</text:span> for the company’s software, <text:span text:style-name="T23">a web interface for an Intrusion Detection System;</text:span></text:p>
        </text:list-item>
        <text:list-item>
          <text:p text:style-name="P45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45">Introduc<text:span text:style-name="T15">e</text:span> new components, <text:span text:style-name="T1">packages and libraries </text:span>to the team.</text:p>
        </text:list-item>
        <text:list-item>
          <text:p text:style-name="P54">Pair Programming with colleagues;</text:p>
        </text:list-item>
      </text:list>
      <text:h text:style-name="P30" text:outline-level="4">Technologies &amp; Skills</text:h>
      <text:p text:style-name="P63">Linux, <text:span text:style-name="T13">Shell, </text:span>Apache <text:span text:style-name="T19">HTTPd</text:span>, <text:span text:style-name="T23">JavaScript,</text:span> <text:span text:style-name="T11">JSON, </text:span>PHP, <text:span text:style-name="T23">Code Igniter</text:span>, SQL, <text:span text:style-name="T23">My</text:span>SQL</text:p>
      <text:p text:style-name="P63"/>
      <text:h text:style-name="P23" text:outline-level="3">Informa Brasil</text:h>
      <text:p text:style-name="P77">Programmer<text:line-break/>MA<text:span text:style-name="T24">Y</text:span>/200<text:span text:style-name="T24">2</text:span> – <text:span text:style-name="T24">SEP</text:span>/200<text:span text:style-name="T24">3</text:span></text:p>
      <text:h text:style-name="P31" text:outline-level="4">Activities</text:h>
      <text:list xml:id="list62306892839702" text:continue-numbering="true" text:style-name="L1">
        <text:list-item>
          <text:p text:style-name="P79">Convert a web system developed with ASP and MS SQL Server to PHP, PostgreSQL and Oracle;</text:p>
        </text:list-item>
        <text:list-item>
          <text:p text:style-name="P46"><text:span text:style-name="T1">Writ</text:span><text:span text:style-name="T14">e</text:span><text:span text:style-name="T1"> and debug code</text:span> for the company’s software<text:span text:style-name="T23">;</text:span></text:p>
        </text:list-item>
        <text:list-item>
          <text:p text:style-name="P46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46">Introduc<text:span text:style-name="T15">e</text:span> new components, <text:span text:style-name="T1">packages and libraries </text:span>to the team.</text:p>
        </text:list-item>
        <text:list-item>
          <text:p text:style-name="P55">Pair Programming with colleagues;</text:p>
        </text:list-item>
      </text:list>
      <text:h text:style-name="P31" text:outline-level="4">Technologies &amp; Skills</text:h>
      <text:p text:style-name="P64">Linux, <text:span text:style-name="T13">Shell, </text:span>Apache <text:span text:style-name="T19">HTTPd</text:span>, <text:span text:style-name="T24">HTML, CSS, </text:span><text:span text:style-name="T23">JavaScript,</text:span> PHP, SQL, <text:span text:style-name="T24">PostgreSQL, Oracle, MS SQL Server</text:span></text:p>
      <text:h text:style-name="P24" text:outline-level="3">Telefónica (outsourced by Meta)</text:h>
      <text:p text:style-name="P77">Programmer<text:line-break/>MA<text:span text:style-name="T24">Y</text:span>/200<text:span text:style-name="T24">2</text:span> – <text:span text:style-name="T24">SEP</text:span>/200<text:span text:style-name="T24">3</text:span></text:p>
      <text:h text:style-name="P31" text:outline-level="4">Activities</text:h>
      <text:list xml:id="list62307095990572" text:continue-numbering="true" text:style-name="L1">
        <text:list-item>
          <text:p text:style-name="P46"><text:span text:style-name="T1">Writ</text:span><text:span text:style-name="T14">e</text:span><text:span text:style-name="T1"> and debug code</text:span> for the company’s software<text:span text:style-name="T23">;</text:span></text:p>
        </text:list-item>
        <text:list-item>
          <text:p text:style-name="P46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46">Introduc<text:span text:style-name="T15">e</text:span> new components, <text:span text:style-name="T1">packages and libraries </text:span>to the team.</text:p>
        </text:list-item>
        <text:list-item>
          <text:p text:style-name="P55">Pair Programming with colleagues;</text:p>
        </text:list-item>
      </text:list>
      <text:h text:style-name="P31" text:outline-level="4">Technologies &amp; Skills</text:h>
      <text:p text:style-name="P64">Linux, <text:span text:style-name="T13">Shell, </text:span>Apache <text:span text:style-name="T19">HTTPd</text:span>, <text:span text:style-name="T24">HTML, CSS, </text:span><text:span text:style-name="T23">JavaScript,</text:span> P<text:span text:style-name="T24">erl</text:span>, SQL, <text:span text:style-name="T24">Oracle</text:span></text:p>
      <text:h text:style-name="P25" text:outline-level="3">Voyager</text:h>
      <text:p text:style-name="P78"><text:span text:style-name="T25">Web Developer</text:span><text:line-break/><text:span text:style-name="T25">JUN</text:span>/<text:span text:style-name="T25">1997</text:span> – <text:span text:style-name="T25">DEC</text:span>/<text:span text:style-name="T25">1999</text:span></text:p>
      <text:h text:style-name="P32" text:outline-level="4">Activities</text:h>
      <text:list text:continue-numbering="true" text:style-name="L1">
        <text:list-item>
          <text:p text:style-name="P47"><text:span text:style-name="T1">Writ</text:span><text:span text:style-name="T14">e</text:span><text:span text:style-name="T1"> and debug code</text:span> for the company’s software<text:span text:style-name="T23">;</text:span></text:p>
        </text:list-item>
        <text:list-item>
          <text:p text:style-name="P47">Optimiz<text:span text:style-name="T14">e</text:span> <text:span text:style-name="T1">and improv</text:span><text:span text:style-name="T14">e</text:span><text:span text:style-name="T1"> </text:span>legacy source code;</text:p>
        </text:list-item>
        <text:list-item>
          <text:p text:style-name="P47">Introduc<text:span text:style-name="T15">e</text:span> new components, <text:span text:style-name="T1">packages and libraries </text:span>to the team.</text:p>
        </text:list-item>
        <text:list-item>
          <text:p text:style-name="P56">Pair Programming with colleagues;</text:p>
        </text:list-item>
      </text:list>
      <text:h text:style-name="P32" text:outline-level="4">Technologies &amp; Skills</text:h>
      <text:p text:style-name="P65"><text:span text:style-name="T26">FreeBSD</text:span>, <text:span text:style-name="T13">Shell, </text:span>Apache <text:span text:style-name="T19">HTTPd</text:span>, <text:span text:style-name="T24">HTML, CSS, </text:span><text:span text:style-name="T23">JavaScript,</text:span> P<text:span text:style-name="T26">erl</text:span>, SQL, <text:span text:style-name="T26">My</text:span><text:span text:style-name="T24">SQL</text:span></text:p>
      <text:p text:style-name="Horizontal_20_Line"/>
      <text:h text:style-name="P11" text:outline-level="2">Skills</text:h>
      <text:p text:style-name="P80">Linux, Shell, HTML, CSS, JavaScript, XML, JSON, OpenAPI Specification, Perl, PHP, CodeIgniter, Zend Framework, Laminas, Laminas Mezzio, Laravel, Lumen, SQL, MariaDB, MySQL, PostgreSQL, Oracle, MS SQL Serv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2" fo:font-family="'Source Sans Pro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Source Sans Pro" fo:font-family="'Source Sans Pro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Source Sans Pro" fo:font-family="'Source Sans Pro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Source Sans Pro" fo:font-family="'Source Sans Pro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style:font-name="Source Sans Pro1" fo:font-family="'Source Sans Pro'" style:font-style-name="Bold Italic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2:21:10.095892246</meta:creation-date>
    <dc:date>2023-10-02T06:22:49.888282918</dc:date>
    <meta:editing-duration>P2DT6H5M7S</meta:editing-duration>
    <meta:editing-cycles>36</meta:editing-cycles>
    <meta:generator>LibreOffice/7.6.1.2$Linux_X86_64 LibreOffice_project/60$Build-2</meta:generator>
    <meta:print-date>2023-10-02T06:20:18.202259626</meta:print-date>
    <meta:printed-by>PDF files</meta:printed-by>
    <meta:document-statistic meta:table-count="0" meta:image-count="0" meta:object-count="0" meta:page-count="7" meta:paragraph-count="126" meta:word-count="865" meta:character-count="5857" meta:non-whitespace-character-count="5113"/>
  </office:meta>
</office:document-meta>
</file>